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80_Module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Module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Module.createSerializer( SerializeConfig confi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Module.createDeserializer( ParserConfig confi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